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text:soft-page-break/>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text:soft-page-break/>"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text:soft-page-break/><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text:soft-page-break/>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text:soft-page-break/>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text:soft-page-break/>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text:soft-page-break/>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text:soft-page-break/>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text:soft-page-break/>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text:soft-page-break/>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text:soft-page-break/>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text:soft-page-break/>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text:soft-page-break/>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text:soft-page-break/>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text:soft-page-break/>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9T09:28:24</dc:date>
    <dc:creator>Uwe Kirschenmann</dc:creator>
    <meta:editing-duration>P41DT12H16M57S</meta:editing-duration>
    <meta:editing-cycles>427</meta:editing-cycles>
    <meta:generator>OpenOffice/4.0.0$Unix OpenOffice.org_project/400m3$Build-9702</meta:generator>
    <meta:document-statistic meta:table-count="0" meta:image-count="0" meta:object-count="0" meta:page-count="67" meta:paragraph-count="1068" meta:word-count="33056" meta:character-count="201361"/>
  </office:meta>
</office:document-meta>
</file>